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.3193in" fo:margin-bottom="0.222in" loext:contextual-spacing="false" fo:line-height="2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6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7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8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9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8" style:family="paragraph" style:parent-style-name="Text_20_body" style:list-style-name="L20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9" style:family="paragraph" style:parent-style-name="Text_20_body" style:list-style-name="L26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10" style:family="paragraph" style:parent-style-name="Text_20_body" style:list-style-name="L2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.3193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26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26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27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28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29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30" style:family="paragraph" style:parent-style-name="Text_20_body" style:list-style-name="L26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31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32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33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34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35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36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3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1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0" style:family="paragraph" style:parent-style-name="Text_20_body" style:list-style-name="L6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1" style:family="paragraph" style:parent-style-name="Text_20_body" style:list-style-name="L7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2" style:family="paragraph" style:parent-style-name="Text_20_body" style:list-style-name="L8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3" style:family="paragraph" style:parent-style-name="Text_20_body" style:list-style-name="L19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4" style:family="paragraph" style:parent-style-name="Text_20_body" style:list-style-name="L25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5" style:family="paragraph" style:parent-style-name="Text_20_body" style:list-style-name="L28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3b2ab" style:text-blinking="false" fo:background-color="transparent"/>
    </style:style>
    <style:style style:name="P46" style:family="paragraph" style:parent-style-name="Text_20_body" style:list-style-name="L5">
      <loext:graphic-properties draw:fill="none" draw:fill-color="#ffffff"/>
      <style:paragraph-properties fo:margin-top="0in" fo:margin-bottom="0.222in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.222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10">
      <loext:graphic-properties draw:fill="none" draw:fill-color="#ffffff"/>
      <style:paragraph-properties fo:margin-left="1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9" style:family="paragraph" style:parent-style-name="Text_20_body" style:list-style-name="L12">
      <loext:graphic-properties draw:fill="none" draw:fill-color="#ffffff"/>
      <style:paragraph-properties fo:margin-left="1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0" style:family="paragraph" style:parent-style-name="Text_20_body" style:list-style-name="L11">
      <loext:graphic-properties draw:fill="none" draw:fill-color="#ffffff"/>
      <style:paragraph-properties fo:margin-left="1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51" style:family="paragraph" style:parent-style-name="Text_20_body" style:list-style-name="L14">
      <loext:graphic-properties draw:fill="none" draw:fill-color="#ffffff"/>
      <style:paragraph-properties fo:margin-left="1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52" style:family="paragraph" style:parent-style-name="Text_20_body" style:list-style-name="L12">
      <loext:graphic-properties draw:fill="none" draw:fill-color="#ffffff"/>
      <style:paragraph-properties fo:margin-left="1in" fo:margin-right="0in" fo:margin-top="0in" fo:margin-bottom="0.222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3" style:family="paragraph" style:parent-style-name="Text_20_body">
      <style:paragraph-properties fo:margin-left="1in" fo:margin-right="0in" fo:text-indent="0in" style:auto-text-indent="false"/>
    </style:style>
    <style:style style:name="P54" style:family="paragraph" style:parent-style-name="Text_20_body" style:list-style-name="L13">
      <loext:graphic-properties draw:fill="none" draw:fill-color="#ffffff"/>
      <style:paragraph-properties fo:margin-left="0.5in" fo:margin-right="0in" fo:margin-top="0.3193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5" style:family="paragraph" style:parent-style-name="Text_20_body" style:list-style-name="L22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56" style:family="paragraph" style:parent-style-name="Text_20_body" style:list-style-name="L24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57" style:family="paragraph" style:parent-style-name="Text_20_body" style:list-style-name="L27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58" style:family="paragraph" style:parent-style-name="Text_20_body" style:list-style-name="L15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9" style:family="paragraph" style:parent-style-name="Text_20_body" style:list-style-name="L22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0" style:family="paragraph" style:parent-style-name="Text_20_body" style:list-style-name="L23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1" style:family="paragraph" style:parent-style-name="Text_20_body" style:list-style-name="L24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2" style:family="paragraph" style:parent-style-name="Text_20_body" style:list-style-name="L25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3" style:family="paragraph" style:parent-style-name="Text_20_body" style:list-style-name="L27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4" style:family="paragraph" style:parent-style-name="Text_20_body" style:list-style-name="L28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5" style:family="paragraph" style:parent-style-name="Text_20_body" style:list-style-name="L16">
      <loext:graphic-properties draw:fill="none" draw:fill-color="#ffffff"/>
      <style:paragraph-properties fo:margin-left="0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9900"/>
    </style:style>
    <style:style style:name="P66" style:family="paragraph" style:parent-style-name="Text_20_body" style:list-style-name="L18">
      <loext:graphic-properties draw:fill="none" draw:fill-color="#ffffff"/>
      <style:paragraph-properties fo:margin-left="1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67" style:family="paragraph" style:parent-style-name="Text_20_body" style:list-style-name="L18">
      <loext:graphic-properties draw:fill="none" draw:fill-color="#ffffff"/>
      <style:paragraph-properties fo:margin-left="1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8" style:family="paragraph" style:parent-style-name="Text_20_body" style:list-style-name="L19">
      <loext:graphic-properties draw:fill="none" draw:fill-color="#ffffff"/>
      <style:paragraph-properties fo:margin-left="1.5in" fo:margin-right="0in" fo:margin-top="0in" fo:margin-bottom="0in" loext:contextual-spacing="false" fo:line-height="2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9" style:family="paragraph" style:parent-style-name="Text_20_body" style:list-style-name="L20">
      <loext:graphic-properties draw:fill="none" draw:fill-color="#ffffff"/>
      <style:paragraph-properties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9900" loext:char-shading-value="0"/>
    </style:style>
    <style:style style:name="T3" style:family="text">
      <style:text-properties style:font-name="Courier New" fo:font-size="10.5pt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15a9f51-7fff-fbfc-5ff9-65585d5939df"/>--------------------------------------------------------- Pages --------------------------------------------------</text:p>
      <text:p text:style-name="P2">Roles:</text:p>
      <text:list xml:id="list1337302947" text:style-name="L1">
        <text:list-item>
          <text:p text:style-name="P3">Super Admin</text:p>
          <text:list>
            <text:list-item>
              <text:p text:style-name="P12">Operator </text:p>
              <text:list>
                <text:list-item>
                  <text:p text:style-name="P12">Customer </text:p>
                </text:list-item>
                <text:list-item>
                  <text:p text:style-name="P39">Publisher</text:p>
                </text:list-item>
              </text:list>
            </text:list-item>
          </text:list>
        </text:list-item>
      </text:list>
      <text:p text:style-name="P2">Products:</text:p>
      <text:list xml:id="list2877249700" text:style-name="L2">
        <text:list-item>
          <text:p text:style-name="P10">Journals | Magazine | E-Magazine</text:p>
        </text:list-item>
      </text:list>
      <text:list xml:id="list1813975821" text:style-name="L3">
        <text:list-item>
          <text:p text:style-name="P37">Packages</text:p>
        </text:list-item>
        <text:list-item>
          <text:p text:style-name="P37">Archives</text:p>
        </text:list-item>
        <text:list-item>
          <text:p text:style-name="P37">Images Collection</text:p>
        </text:list-item>
        <text:list-item>
          <text:p text:style-name="P47">Catalogues</text:p>
        </text:list-item>
      </text:list>
      <text:p text:style-name="P2">Publisher_Products:</text:p>
      <text:list xml:id="list387168397" text:style-name="L4">
        <text:list-item>
          <text:p text:style-name="P11">Journals | Magazine | E-Magazine</text:p>
        </text:list-item>
      </text:list>
      <text:list xml:id="list1290191543" text:style-name="L5">
        <text:list-item>
          <text:p text:style-name="P38">Packages</text:p>
        </text:list-item>
        <text:list-item>
          <text:p text:style-name="P38">Archives</text:p>
        </text:list-item>
        <text:list-item>
          <text:p text:style-name="P38">Images Collection</text:p>
        </text:list-item>
        <text:list-item>
          <text:p text:style-name="P46"><text:soft-page-break/>Catalogues</text:p>
        </text:list-item>
      </text:list>
      <text:p text:style-name="P2">User:</text:p>
      <text:list xml:id="list127282325" text:style-name="L6">
        <text:list-item>
          <text:p text:style-name="P4">Customer</text:p>
        </text:list-item>
        <text:list-item>
          <text:p text:style-name="P40">Publisher</text:p>
        </text:list-item>
      </text:list>
      <text:p text:style-name="P2">NonSuperAdmin:</text:p>
      <text:list xml:id="list3207626103" text:style-name="L7">
        <text:list-item>
          <text:p text:style-name="P5">Customer</text:p>
        </text:list-item>
        <text:list-item>
          <text:p text:style-name="P13">Publisher</text:p>
        </text:list-item>
        <text:list-item>
          <text:p text:style-name="P41">Operator</text:p>
        </text:list-item>
      </text:list>
      <text:p text:style-name="Text_20_body"/>
      <text:p text:style-name="P2">Admins:</text:p>
      <text:list xml:id="list4070710871" text:style-name="L8">
        <text:list-item>
          <text:p text:style-name="P6">Super Admin</text:p>
        </text:list-item>
        <text:list-item>
          <text:p text:style-name="P42">Operator</text:p>
        </text:list-item>
      </text:list>
      <text:p text:style-name="P2">-------------------------------------------------- Admin &amp; Publisher Pages -----------------------------------</text:p>
      <text:list xml:id="list4163825795" text:style-name="L9">
        <text:list-item>
          <text:p text:style-name="P7">*Comments</text:p>
          <text:list>
            <text:list-item>
              <text:p text:style-name="P14">access:</text:p>
              <text:list>
                <text:list-item>
                  <text:p text:style-name="P14"><text:soft-page-break/>Operator and SuperAdmin : All Pending Comments For Accept</text:p>
                </text:list-item>
              </text:list>
            </text:list-item>
            <text:list-item>
              <text:p text:style-name="P14">Desc:</text:p>
              <text:list>
                <text:list-item>
                  <text:p text:style-name="P14">See Message in Modal</text:p>
                </text:list-item>
                <text:list-item>
                  <text:p text:style-name="P14">See All Pending Comments of Products For Accept and then Accept or Reject it</text:p>
                </text:list-item>
              </text:list>
            </text:list-item>
          </text:list>
        </text:list-item>
        <text:list-item>
          <text:p text:style-name="P25">**ClaimDetails</text:p>
          <text:list>
            <text:list-item>
              <text:p text:style-name="P14">access:</text:p>
              <text:list>
                <text:list-item>
                  <text:p text:style-name="P14">Publisher -&gt; Own</text:p>
                </text:list-item>
                <text:list-item>
                  <text:p text:style-name="P14">Operator -&gt; Own, User</text:p>
                </text:list-item>
                <text:list-item>
                  <text:p text:style-name="P14">SuperAdmin - &gt; Own, Operator, User</text:p>
                </text:list-item>
              </text:list>
            </text:list-item>
            <text:list-item>
              <text:p text:style-name="P14">Desc:</text:p>
            </text:list-item>
          </text:list>
        </text:list-item>
      </text:list>
      <text:list xml:id="list3509521175" text:style-name="L10">
        <text:list-item>
          <text:p text:style-name="P48">Shows history of messages (html format) in selected claim</text:p>
        </text:list-item>
        <text:list-item>
          <text:p text:style-name="P48">Add message to end of claim</text:p>
        </text:list-item>
        <text:list-item>
          <text:p text:style-name="P48">Accept waited messages in a claim for accept</text:p>
        </text:list-item>
        <text:list-item>
          <text:p text:style-name="P48">email selected message in a claim  to user</text:p>
        </text:list-item>
      </text:list>
      <text:list xml:id="list1540479849" text:style-name="L11">
        <text:list-item>
          <text:p text:style-name="P50">*Claims</text:p>
          <text:list>
            <text:list-item>
              <text:p text:style-name="P15">Access:</text:p>
            </text:list-item>
          </text:list>
        </text:list-item>
      </text:list>
      <text:list xml:id="list3533730612" text:style-name="L12">
        <text:list-item>
          <text:list>
            <text:list-item>
              <text:p text:style-name="P49">Publisher -&gt; own</text:p>
            </text:list-item>
            <text:list-item>
              <text:p text:style-name="P49">Operator -&gt; own, User</text:p>
            </text:list-item>
            <text:list-item>
              <text:p text:style-name="P52">SuperAdmin -&gt; Own, Operator, User</text:p>
            </text:list-item>
          </text:list>
        </text:list-item>
      </text:list>
      <text:p text:style-name="P53"/>
      <text:list xml:id="list3363748696" text:style-name="L13">
        <text:list-item>
          <text:p text:style-name="P54">Desc:</text:p>
        </text:list-item>
      </text:list>
      <text:list xml:id="list1892856984" text:style-name="L14">
        <text:list-item>
          <text:p text:style-name="P51"><text:span text:style-name="T1">After Search and Selection goes to </text:span><text:span text:style-name="T2">** ClaimDetails</text:span></text:p>
        </text:list-item>
      </text:list>
      <text:list xml:id="list338223764" text:style-name="L15">
        <text:list-item>
          <text:p text:style-name="P58">List and Smart Search</text:p>
          <text:list>
            <text:list-item>
              <text:p text:style-name="P58">Filter based on these fields:</text:p>
              <text:list>
                <text:list-item>
                  <text:p text:style-name="P58"><text:soft-page-break/>Status : comboBox (Open | Close)</text:p>
                </text:list-item>
              </text:list>
            </text:list-item>
            <text:list-item>
              <text:p text:style-name="P58">Search bar</text:p>
              <text:list>
                <text:list-item>
                  <text:p text:style-name="P58">Search Based on Sender and Receiver:</text:p>
                  <text:list>
                    <text:list-item>
                      <text:p text:style-name="P58">firstname</text:p>
                    </text:list-item>
                    <text:list-item>
                      <text:p text:style-name="P58">lastName</text:p>
                    </text:list-item>
                    <text:list-item>
                      <text:p text:style-name="P58">username</text:p>
                    </text:list-item>
                  </text:list>
                </text:list-item>
                <text:list-item>
                  <text:p text:style-name="P58">search based on emails</text:p>
                </text:list-item>
              </text:list>
            </text:list-item>
          </text:list>
        </text:list-item>
      </text:list>
      <text:list xml:id="list1534046244" text:style-name="L16">
        <text:list-item>
          <text:p text:style-name="P65">** ProfileDetail</text:p>
          <text:list>
            <text:list-item>
              <text:p text:style-name="P16">Access:</text:p>
              <text:list>
                <text:list-item>
                  <text:p text:style-name="P16">Publisher -&gt; own</text:p>
                </text:list-item>
                <text:list-item>
                  <text:p text:style-name="P16">Operator -&gt; own, User</text:p>
                </text:list-item>
                <text:list-item>
                  <text:p text:style-name="P16">SuperAdmin -&gt; Own, Operator, User</text:p>
                </text:list-item>
              </text:list>
            </text:list-item>
            <text:list-item>
              <text:p text:style-name="P16">desc:</text:p>
              <text:list>
                <text:list-item>
                  <text:p text:style-name="P16">All Information Of User can be shown and edited [activate, deactivate, approve]</text:p>
                </text:list-item>
                <text:list-item>
                  <text:p text:style-name="P32"><text:span text:style-name="T1">Can Click To See Claims of this User and goes to </text:span><text:span text:style-name="T2">Claims</text:span></text:p>
                </text:list-item>
                <text:list-item>
                  <text:p text:style-name="P16">a button for view as this user</text:p>
                </text:list-item>
              </text:list>
            </text:list-item>
          </text:list>
        </text:list-item>
      </text:list>
      <text:list xml:id="list1465020437" text:style-name="L17">
        <text:list-item>
          <text:p text:style-name="P26">*Accounts</text:p>
          <text:list>
            <text:list-item>
              <text:p text:style-name="P17">Access:</text:p>
              <text:list>
                <text:list-item>
                  <text:p text:style-name="P17">SuperAdmin -&gt; Own, Operator, User</text:p>
                </text:list-item>
                <text:list-item>
                  <text:p text:style-name="P17">Operator -&gt; Own, User</text:p>
                </text:list-item>
              </text:list>
            </text:list-item>
            <text:list-item>
              <text:p text:style-name="P17">Desc:</text:p>
            </text:list-item>
          </text:list>
        </text:list-item>
      </text:list>
      <text:list xml:id="list1326459545" text:style-name="L18">
        <text:list-item>
          <text:p text:style-name="P66"><text:span text:style-name="T1">After Search and User Selection goes to </text:span><text:span text:style-name="T2">** ProfileDetail</text:span></text:p>
        </text:list-item>
        <text:list-item>
          <text:p text:style-name="P67">In Addition Operators or Super Admin can Add/Delete</text:p>
        </text:list-item>
      </text:list>
      <text:list xml:id="list3194082284" text:style-name="L19">
        <text:list-item>
          <text:list>
            <text:list-item>
              <text:p text:style-name="P68">List and Smart Search</text:p>
              <text:list>
                <text:list-item>
                  <text:p text:style-name="P18">Filter based on these fields:</text:p>
                  <text:list>
                    <text:list-item>
                      <text:p text:style-name="P18">Publisher | Customer | Operator | None : dropdown</text:p>
                    </text:list-item>
                    <text:list-item>
                      <text:p text:style-name="P18"><text:soft-page-break/>Status : comboBox (Approve , Activate, Deactivate)</text:p>
                    </text:list-item>
                    <text:list-item>
                      <text:p text:style-name="P18">Open Claims : checkbox</text:p>
                    </text:list-item>
                    <text:list-item>
                      <text:p text:style-name="P18">Country: dropdown</text:p>
                    </text:list-item>
                    <text:list-item>
                      <text:p text:style-name="P18">Search based on Jobs : dropdown</text:p>
                    </text:list-item>
                  </text:list>
                </text:list-item>
                <text:list-item>
                  <text:p text:style-name="P18">Search bar</text:p>
                  <text:list>
                    <text:list-item>
                      <text:p text:style-name="P18">search based on names</text:p>
                      <text:list>
                        <text:list-item>
                          <text:p text:style-name="P18">firstname</text:p>
                        </text:list-item>
                        <text:list-item>
                          <text:p text:style-name="P18">lastName</text:p>
                        </text:list-item>
                        <text:list-item>
                          <text:p text:style-name="P18">username</text:p>
                        </text:list-item>
                      </text:list>
                    </text:list-item>
                    <text:list-item>
                      <text:p text:style-name="P18">search based on emails</text:p>
                    </text:list-item>
                    <text:list-item>
                      <text:p text:style-name="P18">search based on numbers</text:p>
                      <text:list>
                        <text:list-item>
                          <text:p text:style-name="P18">phoneNumber | MobileNumber | FaxNumber 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*Currencies </text:p>
          <text:list>
            <text:list-item>
              <text:p text:style-name="P18">access: </text:p>
              <text:list>
                <text:list-item>
                  <text:p text:style-name="P18">superadmin</text:p>
                </text:list-item>
              </text:list>
            </text:list-item>
            <text:list-item>
              <text:p text:style-name="P18">desc:</text:p>
              <text:list>
                <text:list-item>
                  <text:p text:style-name="P18">Edit these columns name, abbr, usdRatio, isAutomaticUpdated(checkbox)</text:p>
                </text:list-item>
                <text:list-item>
                  <text:p text:style-name="P18">save status</text:p>
                </text:list-item>
                <text:list-item>
                  <text:p text:style-name="P18">Add New Currency</text:p>
                </text:list-item>
              </text:list>
            </text:list-item>
          </text:list>
        </text:list-item>
        <text:list-item>
          <text:p text:style-name="P27">*CMS (wordpress ready components)</text:p>
          <text:list>
            <text:list-item>
              <text:p text:style-name="P18">Access:</text:p>
              <text:list>
                <text:list-item>
                  <text:p text:style-name="P18">SuperAdmin</text:p>
                </text:list-item>
              </text:list>
            </text:list-item>
            <text:list-item>
              <text:p text:style-name="P18">Desc:</text:p>
              <text:list>
                <text:list-item>
                  <text:p text:style-name="P18">Edit About Us</text:p>
                </text:list-item>
                <text:list-item>
                  <text:p text:style-name="P18">Edit FAQ</text:p>
                </text:list-item>
                <text:list-item>
                  <text:p text:style-name="P18">Edit Privacy and Policy</text:p>
                </text:list-item>
                <text:list-item>
                  <text:p text:style-name="P18">Edit GDPR</text:p>
                </text:list-item>
                <text:list-item>
                  <text:p text:style-name="P18"><text:soft-page-break/>Edit Support</text:p>
                </text:list-item>
                <text:list-item>
                  <text:p text:style-name="P43">Contact Us</text:p>
                </text:list-item>
              </text:list>
            </text:list-item>
          </text:list>
        </text:list-item>
      </text:list>
      <text:p text:style-name="P1"><text:line-break/><text:line-break/></text:p>
      <text:list xml:id="list2547019658" text:style-name="L20">
        <text:list-item>
          <text:p text:style-name="P8">** ProductDetail</text:p>
        </text:list-item>
        <text:list-item>
          <text:p text:style-name="P19">Access:</text:p>
          <text:list>
            <text:list-item>
              <text:p text:style-name="P19">Publisher -&gt; own</text:p>
            </text:list-item>
            <text:list-item>
              <text:p text:style-name="P19">SuperAdmin and Operator -&gt; publisher</text:p>
            </text:list-item>
          </text:list>
        </text:list-item>
        <text:list-item>
          <text:p text:style-name="P19">desc:</text:p>
          <text:list>
            <text:list-item>
              <text:p text:style-name="P19">All Information Of Product can be shown and edited </text:p>
            </text:list-item>
            <text:list-item>
              <text:p text:style-name="P19">set for landing page</text:p>
            </text:list-item>
            <text:list-item>
              <text:p text:style-name="P19">set status to ready or not available</text:p>
            </text:list-item>
            <text:list-item>
              <text:p text:style-name="P19">Import via Marc21 | XLS</text:p>
            </text:list-item>
            <text:list-item>
              <text:p text:style-name="P19">Export via Marc21 | XLS</text:p>
            </text:list-item>
          </text:list>
        </text:list-item>
        <text:list-item>
          <text:p text:style-name="P69"/>
        </text:list-item>
      </text:list>
      <text:list xml:id="list373801880" text:style-name="L21">
        <text:list-item>
          <text:p text:style-name="P28">*Products</text:p>
        </text:list-item>
        <text:list-item>
          <text:p text:style-name="P20">Access:</text:p>
          <text:list>
            <text:list-item>
              <text:p text:style-name="P20">SuperAdmin, Operator, Publisher</text:p>
            </text:list-item>
          </text:list>
        </text:list-item>
        <text:list-item>
          <text:p text:style-name="P20">Desc:</text:p>
        </text:list-item>
      </text:list>
      <text:list xml:id="list3119818028" text:style-name="L22">
        <text:list-item>
          <text:p text:style-name="P55"><text:span text:style-name="T1">After Search and Production Selection goes to </text:span><text:span text:style-name="T2">** ProductDetail</text:span></text:p>
        </text:list-item>
        <text:list-item>
          <text:p text:style-name="P59">In Addition Operators or Super Admin can Add/Delete any product</text:p>
        </text:list-item>
      </text:list>
      <text:list xml:id="list1189093323" text:style-name="L23">
        <text:list-item>
          <text:p text:style-name="P60">Sorted List and Smart Search </text:p>
          <text:list>
            <text:list-item>
              <text:p text:style-name="P21">Sort by : price, weight, date</text:p>
            </text:list-item>
            <text:list-item>
              <text:p text:style-name="P21">Filter based on these fields:</text:p>
              <text:list>
                <text:list-item>
                  <text:p text:style-name="P21">Publisher : dropdown Multi Selection</text:p>
                </text:list-item>
                <text:list-item>
                  <text:p text:style-name="P21"><text:soft-page-break/>ProductContentType : dropdown multi selection</text:p>
                </text:list-item>
                <text:list-item>
                  <text:p text:style-name="P21">Single or Package: Combo</text:p>
                </text:list-item>
                <text:list-item>
                  <text:p text:style-name="P33"><text:span text:style-name="T1">ProductType: ComboMulti Selection (</text:span><text:span text:style-name="T3">Journal,Magazine,EMagazine,ImageCollection,Archive,Catalogue</text:span><text:span text:style-name="T1">)</text:span></text:p>
                </text:list-item>
                <text:list-item>
                  <text:p text:style-name="P21">Status : comboBox multi selection (WaitForAcceptByAdmin, Ready  NotAvailable) </text:p>
                </text:list-item>
                <text:list-item>
                  <text:p text:style-name="P21">Language: Combobox Multi Selection</text:p>
                </text:list-item>
                <text:list-item>
                  <text:p text:style-name="P21">Price Selection: Slider</text:p>
                </text:list-item>
                <text:list-item>
                  <text:p text:style-name="P21">Weight Selection: Slider</text:p>
                </text:list-item>
                <text:list-item>
                  <text:p text:style-name="P21">has discount: checkbox</text:p>
                </text:list-item>
                <text:list-item>
                  <text:p text:style-name="P21">AgeGroup: Combobox multi selection</text:p>
                </text:list-item>
                <text:list-item>
                  <text:p text:style-name="P21">Period:  Combobox multi selection</text:p>
                </text:list-item>
              </text:list>
            </text:list-item>
            <text:list-item>
              <text:p text:style-name="P21">Search Bar</text:p>
              <text:list>
                <text:list-item>
                  <text:p text:style-name="P21">Search based on names</text:p>
                  <text:list>
                    <text:list-item>
                      <text:p text:style-name="P21">production name</text:p>
                    </text:list-item>
                  </text:list>
                </text:list-item>
                <text:list-item>
                  <text:p text:style-name="P21">search based on numbers</text:p>
                  <text:list>
                    <text:list-item>
                      <text:p text:style-name="P21">ISSN | Dewey | ASB </text:p>
                    </text:list-item>
                  </text:list>
                </text:list-item>
              </text:list>
            </text:list-item>
            <text:list-item>
              <text:p text:style-name="P21">Add/Delete Product</text:p>
            </text:list-item>
            <text:list-item>
              <text:p text:style-name="P21">Export Product List as XLS and PDF(Catalog) and MARC21</text:p>
            </text:list-item>
            <text:list-item>
              <text:p text:style-name="P21">Import via Marc21 or XLS</text:p>
            </text:list-item>
          </text:list>
        </text:list-item>
        <text:list-item>
          <text:p text:style-name="P29">**PublisherOrderDetail</text:p>
        </text:list-item>
        <text:list-item>
          <text:p text:style-name="P21">Access:</text:p>
          <text:list>
            <text:list-item>
              <text:p text:style-name="P21">Publisher -&gt; own</text:p>
            </text:list-item>
            <text:list-item>
              <text:p text:style-name="P21">SuperAdmin and Operator -&gt; publisher</text:p>
            </text:list-item>
          </text:list>
        </text:list-item>
        <text:list-item>
          <text:p text:style-name="P21">Desc:</text:p>
          <text:list>
            <text:list-item>
              <text:p text:style-name="P21">All Information Of Publisher Order can be shown and edited</text:p>
            </text:list-item>
          </text:list>
        </text:list-item>
        <text:list-item>
          <text:p text:style-name="P29">*Publisher Orders</text:p>
          <text:list>
            <text:list-item>
              <text:p text:style-name="P21"><text:soft-page-break/>Access:</text:p>
              <text:list>
                <text:list-item>
                  <text:p text:style-name="P21">SuperAdmin, Operator, Publisher</text:p>
                </text:list-item>
              </text:list>
            </text:list-item>
            <text:list-item>
              <text:p text:style-name="P21">Desc:</text:p>
            </text:list-item>
          </text:list>
        </text:list-item>
      </text:list>
      <text:list xml:id="list3942537532" text:style-name="L24">
        <text:list-item>
          <text:list>
            <text:list-item>
              <text:p text:style-name="P56"><text:span text:style-name="T1">After Search and PublisherOrder Selection goes to </text:span><text:span text:style-name="T2">**PublisherOrderDetail</text:span></text:p>
            </text:list-item>
            <text:list-item>
              <text:p text:style-name="P61">In Addition Operators or Super Admin can Add/Delete any Publisher Order</text:p>
            </text:list-item>
          </text:list>
        </text:list-item>
      </text:list>
      <text:list xml:id="list75591439" text:style-name="L25">
        <text:list-item>
          <text:list>
            <text:list-item>
              <text:p text:style-name="P62">Sorted List and Smart Search </text:p>
              <text:list>
                <text:list-item>
                  <text:p text:style-name="P22">Sort by : price, count, date</text:p>
                </text:list-item>
                <text:list-item>
                  <text:p text:style-name="P22">Filter based on these fields:</text:p>
                  <text:list>
                    <text:list-item>
                      <text:p text:style-name="P22">Publisher : dropdown Multi Selection</text:p>
                    </text:list-item>
                    <text:list-item>
                      <text:p text:style-name="P22">ProductContentType : dropdown multi selection</text:p>
                    </text:list-item>
                    <text:list-item>
                      <text:p text:style-name="P22">Single or Package: Combo</text:p>
                    </text:list-item>
                    <text:list-item>
                      <text:p text:style-name="P34"><text:span text:style-name="T1">ProductType: ComboMulti Selection (</text:span><text:span text:style-name="T3">Journal,Magazine,EMagazine,ImageCollection,Archive,Catalogue</text:span><text:span text:style-name="T1">)</text:span></text:p>
                    </text:list-item>
                    <text:list-item>
                      <text:p text:style-name="P22">Status : comboBox multi selection (Delayed, Deflicted, cancel, accept,sent,delivered)</text:p>
                    </text:list-item>
                    <text:list-item>
                      <text:p text:style-name="P22">Language: Combobox Multi Selection</text:p>
                    </text:list-item>
                    <text:list-item>
                      <text:p text:style-name="P22">Price Selection: Slider</text:p>
                    </text:list-item>
                    <text:list-item>
                      <text:p text:style-name="P22">Count: Slider</text:p>
                    </text:list-item>
                    <text:list-item>
                      <text:p text:style-name="P22">Period:  Combobox multi selection</text:p>
                    </text:list-item>
                    <text:list-item>
                      <text:p text:style-name="P22">order creation date: start and end date selection </text:p>
                    </text:list-item>
                  </text:list>
                </text:list-item>
                <text:list-item>
                  <text:p text:style-name="P22">Search Bar</text:p>
                  <text:list>
                    <text:list-item>
                      <text:p text:style-name="P22">Search based on names</text:p>
                      <text:list>
                        <text:list-item>
                          <text:p text:style-name="P22">product name</text:p>
                        </text:list-item>
                      </text:list>
                    </text:list-item>
                  </text:list>
                </text:list-item>
                <text:list-item>
                  <text:p text:style-name="P22">Add/Delete publisher order</text:p>
                </text:list-item>
                <text:list-item>
                  <text:p text:style-name="P44">Export publisher order List as XLS and PDF</text:p>
                </text:list-item>
              </text:list>
            </text:list-item>
          </text:list>
        </text:list-item>
      </text:list>
      <text:p text:style-name="Text_20_body"><text:soft-page-break/></text:p>
      <text:list xml:id="list3384646621" text:style-name="L26">
        <text:list-item>
          <text:p text:style-name="P9">**CustomerOrderDetail</text:p>
        </text:list-item>
        <text:list-item>
          <text:p text:style-name="P23">Access:</text:p>
          <text:list>
            <text:list-item>
              <text:p text:style-name="P23">SuperAdmin and Operator -&gt; customers</text:p>
            </text:list-item>
            <text:list-item>
              <text:p text:style-name="P23">Customer -&gt; own</text:p>
            </text:list-item>
          </text:list>
        </text:list-item>
        <text:list-item>
          <text:p text:style-name="P23">Desc:</text:p>
          <text:list>
            <text:list-item>
              <text:p text:style-name="P23">All Information Of Customer Order can be shown and edited</text:p>
            </text:list-item>
          </text:list>
        </text:list-item>
        <text:list-item>
          <text:p text:style-name="P30">*Customer Orders</text:p>
          <text:list>
            <text:list-item>
              <text:p text:style-name="P23">Access:</text:p>
              <text:list>
                <text:list-item>
                  <text:p text:style-name="P23">SuperAdmin, Operator</text:p>
                </text:list-item>
              </text:list>
            </text:list-item>
            <text:list-item>
              <text:p text:style-name="P23">Desc:</text:p>
            </text:list-item>
          </text:list>
        </text:list-item>
      </text:list>
      <text:list xml:id="list1287888104" text:style-name="L27">
        <text:list-item>
          <text:list>
            <text:list-item>
              <text:p text:style-name="P57"><text:span text:style-name="T1">After Search and PublisherOrder Selection goes to </text:span><text:span text:style-name="T2">**CustomerOrderDetail</text:span></text:p>
            </text:list-item>
            <text:list-item>
              <text:p text:style-name="P63">In Addition Operators or Super Admin can Add/Delete any Customer Order</text:p>
            </text:list-item>
          </text:list>
        </text:list-item>
      </text:list>
      <text:list xml:id="list830206067" text:style-name="L28">
        <text:list-item>
          <text:list>
            <text:list-item>
              <text:p text:style-name="P64">Sorted List and Smart Search</text:p>
              <text:list>
                <text:list-item>
                  <text:p text:style-name="P24">Sort by : total price, count, date</text:p>
                </text:list-item>
                <text:list-item>
                  <text:p text:style-name="P24">Filter based on these fields:</text:p>
                  <text:list>
                    <text:list-item>
                      <text:p text:style-name="P24">Publisher : dropdown Multi Selection</text:p>
                    </text:list-item>
                    <text:list-item>
                      <text:p text:style-name="P24">ProductContentType : dropdown multi selection</text:p>
                    </text:list-item>
                    <text:list-item>
                      <text:p text:style-name="P24">Single or Package: Combo</text:p>
                    </text:list-item>
                    <text:list-item>
                      <text:p text:style-name="P35"><text:span text:style-name="T1">ProductType: ComboMulti Selection (</text:span><text:span text:style-name="T3">Journal,Magazine,EMagazine,ImageCollection,Archive,Catalogue</text:span><text:span text:style-name="T1">)</text:span></text:p>
                    </text:list-item>
                    <text:list-item>
                      <text:p text:style-name="P24">Status : comboBox multi selection (WaitForAdminResponse, AdminRejected, AdminSuspended, AdminEdited, SentEFactor, PaymentDone, PublisherOrderCreated, Delivered) </text:p>
                    </text:list-item>
                    <text:list-item>
                      <text:p text:style-name="P24">Language: Combobox Multi Selection</text:p>
                    </text:list-item>
                    <text:list-item>
                      <text:p text:style-name="P24"><text:soft-page-break/>Price Selection: Slider</text:p>
                    </text:list-item>
                    <text:list-item>
                      <text:p text:style-name="P24">Count: Slider</text:p>
                    </text:list-item>
                    <text:list-item>
                      <text:p text:style-name="P24">Order Creation Date: start and end date selection </text:p>
                    </text:list-item>
                  </text:list>
                </text:list-item>
                <text:list-item>
                  <text:p text:style-name="P24">Search Bar</text:p>
                  <text:list>
                    <text:list-item>
                      <text:p text:style-name="P24">Search based on names</text:p>
                      <text:list>
                        <text:list-item>
                          <text:p text:style-name="P24">customer username| firsName | lastName | Email</text:p>
                        </text:list-item>
                      </text:list>
                    </text:list-item>
                  </text:list>
                </text:list-item>
                <text:list-item>
                  <text:p text:style-name="P24">Add/Delete Customer order</text:p>
                </text:list-item>
                <text:list-item>
                  <text:p text:style-name="P24">Export Customer order List as XLS and PDF</text:p>
                </text:list-item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1">*Settings</text:p>
          <text:list>
            <text:list-item>
              <text:p text:style-name="P24">Access:</text:p>
              <text:list>
                <text:list-item>
                  <text:p text:style-name="P24">SuperAdmin</text:p>
                </text:list-item>
              </text:list>
            </text:list-item>
            <text:list-item>
              <text:p text:style-name="P24">Desc:</text:p>
              <text:list>
                <text:list-item>
                  <text:p text:style-name="P24">show and Modify and add to databases</text:p>
                </text:list-item>
                <text:list-item>
                  <text:p text:style-name="P24">In Table Form</text:p>
                </text:list-item>
              </text:list>
            </text:list-item>
            <text:list-item>
              <text:p text:style-name="P24">Sub List</text:p>
              <text:list>
                <text:list-item>
                  <text:p text:style-name="P24">Age Group</text:p>
                </text:list-item>
                <text:list-item>
                  <text:p text:style-name="P24">Job</text:p>
                </text:list-item>
                <text:list-item>
                  <text:p text:style-name="P24">Site Language</text:p>
                </text:list-item>
                <text:list-item>
                  <text:p text:style-name="P24">Product Language</text:p>
                </text:list-item>
                <text:list-item>
                  <text:p text:style-name="P24">Zone</text:p>
                </text:list-item>
                <text:list-item>
                  <text:p text:style-name="P24">Country</text:p>
                </text:list-item>
                <text:list-item>
                  <text:p text:style-name="P24">Product Content Type</text:p>
                </text:list-item>
                <text:list-item>
                  <text:p text:style-name="P45">Product Category</text:p>
                </text:list-item>
                <text:list-item>
                  <text:p text:style-name="P45">Delivery Typ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30:30.838801298</meta:creation-date>
    <dc:date>2019-08-14T12:31:17.918394744</dc:date>
    <meta:editing-duration>PT49S</meta:editing-duration>
    <meta:editing-cycles>1</meta:editing-cycles>
    <meta:document-statistic meta:table-count="0" meta:image-count="0" meta:object-count="0" meta:page-count="10" meta:paragraph-count="225" meta:word-count="1027" meta:character-count="5934" meta:non-whitespace-character-count="5326"/>
    <meta:generator>LibreOffice/6.0.7.3$Linux_X86_64 LibreOffice_project/00m0$Build-3</meta:generator>
  </office:meta>
</office:document-meta>
</file>